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2.358cm" style:rel-column-width="9362*"/>
    </style:style>
    <style:style style:name="Table1.G" style:family="table-column">
      <style:table-column-properties style:column-width="2.358cm" style:rel-column-width="9363*"/>
    </style:style>
    <style:style style:name="Table1.A1" style:family="table-cell">
      <style:table-cell-properties fo:padding="0cm" fo:border="none"/>
    </style:style>
    <style:style style:name="Table1.E1" style:family="table-cell">
      <style:table-cell-properties fo:background-color="#cccccc" fo:padding="0cm" fo:border="none">
        <style:background-image/>
      </style:table-cell-properties>
    </style:style>
    <style:style style:name="Table2" style:family="table">
      <style:table-properties style:width="16.51cm" table:align="margins"/>
    </style:style>
    <style:style style:name="Table2.A" style:family="table-column">
      <style:table-column-properties style:column-width="2.358cm" style:rel-column-width="9362*"/>
    </style:style>
    <style:style style:name="Table2.G" style:family="table-column">
      <style:table-column-properties style:column-width="2.358cm" style:rel-column-width="9363*"/>
    </style:style>
    <style:style style:name="Table2.A1" style:family="table-cell">
      <style:table-cell-properties fo:padding="0cm" fo:border="none"/>
    </style:style>
    <style:style style:name="Table2.E1" style:family="table-cell">
      <style:table-cell-properties fo:background-color="#cccccc" fo:padding="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text-properties officeooo:paragraph-rsid="001b24a3"/>
    </style:style>
    <style:style style:name="P5" style:family="paragraph" style:parent-style-name="Text_20_body">
      <style:text-properties officeooo:paragraph-rsid="00185e18"/>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officeooo:paragraph-rsid="00185e18" style:font-size-asian="11pt" style:font-size-complex="11pt"/>
    </style:style>
    <style:style style:name="P8" style:family="paragraph" style:parent-style-name="Text_20_body">
      <style:text-properties fo:font-size="11pt" officeooo:rsid="00185e18" officeooo:paragraph-rsid="00185e18" style:font-size-asian="11pt" style:font-size-complex="11pt"/>
    </style:style>
    <style:style style:name="P9" style:family="paragraph" style:parent-style-name="Text_20_body">
      <style:text-properties fo:font-size="11pt" officeooo:rsid="001d7926" officeooo:paragraph-rsid="001d7926" style:font-size-asian="11pt" style:font-size-complex="11pt"/>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officeooo:rsid="001d7926" officeooo:paragraph-rsid="001d7926"/>
    </style:style>
    <style:style style:name="P12" style:family="paragraph" style:parent-style-name="Preformatted_20_Text">
      <style:text-properties officeooo:rsid="00185e18" officeooo:paragraph-rsid="00185e18"/>
    </style:style>
    <style:style style:name="P13" style:family="paragraph" style:parent-style-name="Preformatted_20_Text">
      <style:text-properties officeooo:rsid="00191721" officeooo:paragraph-rsid="00191721"/>
    </style:style>
    <style:style style:name="P14" style:family="paragraph" style:parent-style-name="Preformatted_20_Text">
      <style:text-properties officeooo:rsid="0019f36b" officeooo:paragraph-rsid="0019f36b"/>
    </style:style>
    <style:style style:name="P15" style:family="paragraph" style:parent-style-name="Preformatted_20_Text">
      <style:paragraph-properties>
        <style:tab-stops>
          <style:tab-stop style:position="4.419cm"/>
        </style:tab-stops>
      </style:paragraph-properties>
      <style:text-properties officeooo:rsid="0019f36b" officeooo:paragraph-rsid="0019f36b"/>
    </style:style>
    <style:style style:name="P16" style:family="paragraph" style:parent-style-name="Preformatted_20_Text">
      <style:paragraph-properties>
        <style:tab-stops>
          <style:tab-stop style:position="4.419cm"/>
        </style:tab-stops>
      </style:paragraph-properties>
      <style:text-properties officeooo:rsid="0019f36b" officeooo:paragraph-rsid="0019f36b"/>
    </style:style>
    <style:style style:name="P17" style:family="paragraph" style:parent-style-name="Table_20_Contents">
      <style:paragraph-properties fo:text-align="center" style:justify-single-word="false"/>
      <style:text-properties officeooo:rsid="001cde32" officeooo:paragraph-rsid="001cde32"/>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background-color="#ff3333"/>
    </style:style>
    <style:style style:name="P20" style:family="paragraph" style:parent-style-name="Table_20_Contents">
      <style:paragraph-properties fo:text-align="center" style:justify-single-word="false"/>
      <style:text-properties fo:background-color="#33ff99"/>
    </style:style>
    <style:style style:name="P21" style:family="paragraph" style:parent-style-name="Table_20_Contents">
      <style:paragraph-properties fo:text-align="center" style:justify-single-word="false"/>
      <style:text-properties officeooo:rsid="001cde32" officeooo:paragraph-rsid="001cde32" fo:background-color="#33ff99"/>
    </style:style>
    <style:style style:name="P22" style:family="paragraph" style:parent-style-name="Table_20_Heading">
      <style:paragraph-properties fo:text-align="center" style:justify-single-word="false"/>
    </style:style>
    <style:style style:name="P23" style:family="paragraph" style:parent-style-name="First_20_paragraph">
      <style:text-properties fo:font-size="11pt" style:font-size-asian="11pt" style:font-size-complex="11pt"/>
    </style:style>
    <style:style style:name="P24" style:family="paragraph" style:parent-style-name="First_20_paragraph">
      <style:text-properties fo:font-size="11pt" officeooo:rsid="00185e18" officeooo:paragraph-rsid="00185e18" style:font-size-asian="11pt" style:font-size-complex="11pt"/>
    </style:style>
    <style:style style:name="P25" style:family="paragraph" style:parent-style-name="First_20_paragraph">
      <style:text-properties officeooo:paragraph-rsid="00185e1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iam Beckman (G03891164)</text:p>
      <text:p text:style-name="P14">Homework 2</text:p>
      <text:p text:style-name="P15">CS 250 Discrete Structures 18706</text:p>
      <text:p text:style-name="P15">PCC Winter 2017</text:p>
      <text:p text:style-name="P15">16 January 2017</text:p>
      <text:p text:style-name="Preformatted_20_Text"/>
      <text:p text:style-name="Preformatted_20_Text"/>
      <text:p text:style-name="Preformatted_20_Text">1. 2.1) 50-54. </text:p>
      <text:p text:style-name="Preformatted_20_Text">Verify the logical equivalences. Supply a reason for each step. </text:p>
      <text:p text:style-name="Preformatted_20_Text">A number of logical equivalences are summarized in Theorem 2.1.1 for future reference.</text:p>
      <text:p text:style-name="Preformatted_20_Text"/>
      <text:p text:style-name="Preformatted_20_Text"/>
      <text:p text:style-name="Preformatted_20_Text">a)</text:p>
      <text:p text:style-name="Preformatted_20_Text"/>
      <text:p text:style-name="Preformatted_20_Text">(p ∧ q) ∨ p ≡ p ∧ (q ∧ p) <text:s text:c="2"/>by commutative laws</text:p>
      <text:p text:style-name="Preformatted_20_Text"><text:s text:c="12"/>≡ p <text:s text:c="12"/>by absorption laws</text:p>
      <text:p text:style-name="Preformatted_20_Text"/>
      <text:p text:style-name="Preformatted_20_Text"/>
      <text:p text:style-name="Preformatted_20_Text">b)</text:p>
      <text:p text:style-name="Preformatted_20_Text"/>
      <text:p text:style-name="Preformatted_20_Text">p ∧ (~q ∨ p) ≡ (p ∧ ~q) ∨ (p ∧ p) <text:s text:c="2"/>by associative laws</text:p>
      <text:p text:style-name="Preformatted_20_Text"><text:s text:c="13"/>≡ (p ∧ ~q) ∨ p <text:s text:c="8"/>by idempotent laws</text:p>
      <text:p text:style-name="Preformatted_20_Text"><text:s text:c="13"/>≡ p ∨ (p ∧ ~q) <text:s text:c="8"/>by commutative laws <text:s text:c="9"/></text:p>
      <text:p text:style-name="Preformatted_20_Text"><text:s text:c="13"/>≡ p</text:p>
      <text:p text:style-name="Preformatted_20_Text"/>
      <text:p text:style-name="Preformatted_20_Text"/>
      <text:p text:style-name="Preformatted_20_Text">c)</text:p>
      <text:p text:style-name="Preformatted_20_Text"/>
      <text:p text:style-name="Preformatted_20_Text"><text:s/>~(p ∨ ~q) ∨ (~p∧~q) ≡ (~p ∨ ~~q) ∨ (~p ∧ ~q) <text:s text:c="2"/>by de morgan's laws</text:p>
      <text:p text:style-name="Preformatted_20_Text"><text:s text:c="21"/>≡ (~p ∨ q) ∨ (~p ∧ ~q) <text:s text:c="4"/>by double negative laws</text:p>
      <text:p text:style-name="Preformatted_20_Text"><text:s text:c="21"/>≡ ~p ∨ ~p ∧ ~q ∨ q <text:s text:c="8"/>by associative laws <text:s text:c="17"/></text:p>
      <text:p text:style-name="Preformatted_20_Text"><text:s text:c="21"/>≡ p ∧ ~q ∨ q <text:s text:c="14"/>by idempotent laws</text:p>
      <text:p text:style-name="Preformatted_20_Text"><text:s text:c="21"/>≡ p ∧ t <text:s text:c="19"/>by negation laws</text:p>
      <text:p text:style-name="Preformatted_20_Text"><text:s text:c="21"/>≡ p</text:p>
      <text:p text:style-name="Preformatted_20_Text"/>
      <text:p text:style-name="P12">d)</text:p>
      <text:p text:style-name="P12"/>
      <text:p text:style-name="P12">~((~p∧q) ∨ (~p∧~q)) ∨ (p∧q ≡ (~(~p∧q) ∨ ~(~p∧~q)) ∨ (p∧q) by de morgan's laws</text:p>
      <text:p text:style-name="P12"><text:s text:c="27"/>≡ (~~p∧~q) ∨ (~~p∧~~q) ∨ (p∧q) by de morgan's laws</text:p>
      <text:p text:style-name="P12"><text:s text:c="27"/>≡ (p∧~q) ∨ (p∧q) ∨ (p∧q) <text:s text:c="2"/>by double negative laws</text:p>
      <text:p text:style-name="P12"><text:s text:c="27"/>≡ (p∧~q) ∨ (p∧q) <text:s text:c="14"/>by idempotent laws</text:p>
      <text:p text:style-name="P12"><text:s text:c="27"/>≡ p</text:p>
      <text:p text:style-name="P12"/>
      <text:p text:style-name="P12">e)</text:p>
      <text:p text:style-name="P12"/>
      <text:p text:style-name="P12">(p∧(~(~p ∨ q))) ∨ (p∧q) <text:s text:c="4"/>≡ (p∧(~~p ∨ ~q)) ∨ (p∧q) <text:s text:c="3"/>by de morgan's laws</text:p>
      <text:p text:style-name="P12"><text:s text:c="28"/>≡ (p∧(p ∨ q)) ∨ (p∧q) <text:s text:c="2"/>by double negative laws</text:p>
      <text:p text:style-name="P12"><text:s text:c="28"/>≡ p ∨ (p∧q) <text:s text:c="16"/>by absorption laws</text:p>
      <text:p text:style-name="P12"><text:s text:c="28"/>≡ p <text:s text:c="24"/>by absorption laws</text:p>
      <text:p text:style-name="P25"/>
      <text:p text:style-name="P5"/>
      <text:p text:style-name="P25"/>
      <text:p text:style-name="P25"><text:soft-page-break/>2.2 29, 31. If statement forms P and Q are logically equivalent, then P ⇐⇒ Q is a tautology. Conversely, if P ⇐⇒ Q is a tautology, then P and Q are logically equivalent. Use ⇐⇒ to convert each of the logical equivalences in 29-31 to a tautology. Then use a truth table to verify each tautology.</text:p>
      <text:p text:style-name="First_20_paragraph"/>
      <text:p text:style-name="P25">p ⇒ (q ∨ r) ≡ (p ∧ q) ⇒ r</text:p>
      <text:p text:style-name="P25">p ⇒ (q ∨ r) ⇔ (p ∧ q) ⇒ r</text:p>
      <text:p text:style-name="P5"/>
      <table:table table:name="Table1" table:style-name="Table1">
        <table:table-column table:style-name="Table1.A" table:number-columns-repeated="6"/>
        <table:table-column table:style-name="Table1.G"/>
        <table:table-header-rows>
          <table:table-row>
            <table:table-cell table:style-name="Table1.A1" office:value-type="string">
              <text:p text:style-name="P2">p</text:p>
            </table:table-cell>
            <table:table-cell table:style-name="Table1.A1" office:value-type="string">
              <text:p text:style-name="P2">q</text:p>
            </table:table-cell>
            <table:table-cell table:style-name="Table1.A1" office:value-type="string">
              <text:p text:style-name="P2">r</text:p>
            </table:table-cell>
            <table:table-cell table:style-name="Table1.A1" office:value-type="string">
              <text:p text:style-name="P2">(q∨r)</text:p>
            </table:table-cell>
            <table:table-cell table:style-name="Table1.E1" office:value-type="string">
              <text:p text:style-name="P2">p⇒(q∨r)</text:p>
            </table:table-cell>
            <table:table-cell table:style-name="Table1.A1" office:value-type="string">
              <text:p text:style-name="P2">(p∧q)</text:p>
            </table:table-cell>
            <table:table-cell table:style-name="Table1.E1" office:value-type="string">
              <text:p text:style-name="P2">(p∧q)⇒r</text:p>
            </table:table-cell>
          </table:table-row>
        </table:table-header-rows>
        <table:table-row>
          <table:table-cell table:style-name="Table1.A1" office:value-type="string">
            <text:p text:style-name="P3">T</text:p>
          </table:table-cell>
          <table:table-cell table:style-name="Table1.A1" office:value-type="string">
            <text:p text:style-name="P3">T</text:p>
          </table:table-cell>
          <table:table-cell table:style-name="Table1.A1" office:value-type="string">
            <text:p text:style-name="P3">T</text:p>
          </table:table-cell>
          <table:table-cell table:style-name="Table1.A1" office:value-type="string">
            <text:p text:style-name="P3">T</text:p>
          </table:table-cell>
          <table:table-cell table:style-name="Table1.E1" office:value-type="string">
            <text:p text:style-name="P3">T</text:p>
          </table:table-cell>
          <table:table-cell table:style-name="Table1.A1" office:value-type="string">
            <text:p text:style-name="P3">T</text:p>
          </table:table-cell>
          <table:table-cell table:style-name="Table1.E1" office:value-type="string">
            <text:p text:style-name="P3">T</text:p>
          </table:table-cell>
        </table:table-row>
        <table:table-row>
          <table:table-cell table:style-name="Table1.A1" office:value-type="string">
            <text:p text:style-name="P3">T</text:p>
          </table:table-cell>
          <table:table-cell table:style-name="Table1.A1" office:value-type="string">
            <text:p text:style-name="P3">T</text:p>
          </table:table-cell>
          <table:table-cell table:style-name="Table1.A1" office:value-type="string">
            <text:p text:style-name="P3">F</text:p>
          </table:table-cell>
          <table:table-cell table:style-name="Table1.A1" office:value-type="string">
            <text:p text:style-name="P3">T</text:p>
          </table:table-cell>
          <table:table-cell table:style-name="Table1.E1" office:value-type="string">
            <text:p text:style-name="P3">T</text:p>
          </table:table-cell>
          <table:table-cell table:style-name="Table1.A1" office:value-type="string">
            <text:p text:style-name="P3">T</text:p>
          </table:table-cell>
          <table:table-cell table:style-name="Table1.E1" office:value-type="string">
            <text:p text:style-name="P19">F</text:p>
          </table:table-cell>
        </table:table-row>
        <table:table-row>
          <table:table-cell table:style-name="Table1.A1" office:value-type="string">
            <text:p text:style-name="P3">T</text:p>
          </table:table-cell>
          <table:table-cell table:style-name="Table1.A1" office:value-type="string">
            <text:p text:style-name="P3">F</text:p>
          </table:table-cell>
          <table:table-cell table:style-name="Table1.A1" office:value-type="string">
            <text:p text:style-name="P3">T</text:p>
          </table:table-cell>
          <table:table-cell table:style-name="Table1.A1" office:value-type="string">
            <text:p text:style-name="P3">T</text:p>
          </table:table-cell>
          <table:table-cell table:style-name="Table1.E1" office:value-type="string">
            <text:p text:style-name="P3">T</text:p>
          </table:table-cell>
          <table:table-cell table:style-name="Table1.A1" office:value-type="string">
            <text:p text:style-name="P3">F</text:p>
          </table:table-cell>
          <table:table-cell table:style-name="Table1.E1" office:value-type="string">
            <text:p text:style-name="P17">T</text:p>
          </table:table-cell>
        </table:table-row>
        <table:table-row>
          <table:table-cell table:style-name="Table1.A1" office:value-type="string">
            <text:p text:style-name="P3">T</text:p>
          </table:table-cell>
          <table:table-cell table:style-name="Table1.A1" office:value-type="string">
            <text:p text:style-name="P3">F</text:p>
          </table:table-cell>
          <table:table-cell table:style-name="Table1.A1" office:value-type="string">
            <text:p text:style-name="P3">F</text:p>
          </table:table-cell>
          <table:table-cell table:style-name="Table1.A1" office:value-type="string">
            <text:p text:style-name="P3">F</text:p>
          </table:table-cell>
          <table:table-cell table:style-name="Table1.E1" office:value-type="string">
            <text:p text:style-name="P19">F</text:p>
          </table:table-cell>
          <table:table-cell table:style-name="Table1.A1" office:value-type="string">
            <text:p text:style-name="P3">F</text:p>
          </table:table-cell>
          <table:table-cell table:style-name="Table1.E1" office:value-type="string">
            <text:p text:style-name="P3">T</text:p>
          </table:table-cell>
        </table:table-row>
        <table:table-row>
          <table:table-cell table:style-name="Table1.A1" office:value-type="string">
            <text:p text:style-name="P3">F</text:p>
          </table:table-cell>
          <table:table-cell table:style-name="Table1.A1" office:value-type="string">
            <text:p text:style-name="P3">T</text:p>
          </table:table-cell>
          <table:table-cell table:style-name="Table1.A1" office:value-type="string">
            <text:p text:style-name="P3">T</text:p>
          </table:table-cell>
          <table:table-cell table:style-name="Table1.A1" office:value-type="string">
            <text:p text:style-name="P3">T</text:p>
          </table:table-cell>
          <table:table-cell table:style-name="Table1.E1" office:value-type="string">
            <text:p text:style-name="P17">T</text:p>
          </table:table-cell>
          <table:table-cell table:style-name="Table1.A1" office:value-type="string">
            <text:p text:style-name="P3">F</text:p>
          </table:table-cell>
          <table:table-cell table:style-name="Table1.E1" office:value-type="string">
            <text:p text:style-name="P17">T</text:p>
          </table:table-cell>
        </table:table-row>
        <table:table-row>
          <table:table-cell table:style-name="Table1.A1" office:value-type="string">
            <text:p text:style-name="P3">F</text:p>
          </table:table-cell>
          <table:table-cell table:style-name="Table1.A1" office:value-type="string">
            <text:p text:style-name="P3">T</text:p>
          </table:table-cell>
          <table:table-cell table:style-name="Table1.A1" office:value-type="string">
            <text:p text:style-name="P3">F</text:p>
          </table:table-cell>
          <table:table-cell table:style-name="Table1.A1" office:value-type="string">
            <text:p text:style-name="P3">T</text:p>
          </table:table-cell>
          <table:table-cell table:style-name="Table1.E1" office:value-type="string">
            <text:p text:style-name="P17">T</text:p>
          </table:table-cell>
          <table:table-cell table:style-name="Table1.A1" office:value-type="string">
            <text:p text:style-name="P3">F</text:p>
          </table:table-cell>
          <table:table-cell table:style-name="Table1.E1" office:value-type="string">
            <text:p text:style-name="P3">T</text:p>
          </table:table-cell>
        </table:table-row>
        <table:table-row>
          <table:table-cell table:style-name="Table1.A1" office:value-type="string">
            <text:p text:style-name="P3">F</text:p>
          </table:table-cell>
          <table:table-cell table:style-name="Table1.A1" office:value-type="string">
            <text:p text:style-name="P3">F</text:p>
          </table:table-cell>
          <table:table-cell table:style-name="Table1.A1" office:value-type="string">
            <text:p text:style-name="P3">T</text:p>
          </table:table-cell>
          <table:table-cell table:style-name="Table1.A1" office:value-type="string">
            <text:p text:style-name="P3">T</text:p>
          </table:table-cell>
          <table:table-cell table:style-name="Table1.E1" office:value-type="string">
            <text:p text:style-name="P17">T</text:p>
          </table:table-cell>
          <table:table-cell table:style-name="Table1.A1" office:value-type="string">
            <text:p text:style-name="P3">F</text:p>
          </table:table-cell>
          <table:table-cell table:style-name="Table1.E1" office:value-type="string">
            <text:p text:style-name="P17">T</text:p>
          </table:table-cell>
        </table:table-row>
        <table:table-row>
          <table:table-cell table:style-name="Table1.A1" office:value-type="string">
            <text:p text:style-name="P3">F</text:p>
          </table:table-cell>
          <table:table-cell table:style-name="Table1.A1" office:value-type="string">
            <text:p text:style-name="P3">F</text:p>
          </table:table-cell>
          <table:table-cell table:style-name="Table1.A1" office:value-type="string">
            <text:p text:style-name="P3">F</text:p>
          </table:table-cell>
          <table:table-cell table:style-name="Table1.A1" office:value-type="string">
            <text:p text:style-name="P3">F</text:p>
          </table:table-cell>
          <table:table-cell table:style-name="Table1.E1" office:value-type="string">
            <text:p text:style-name="P17">T</text:p>
          </table:table-cell>
          <table:table-cell table:style-name="Table1.A1" office:value-type="string">
            <text:p text:style-name="P3">F</text:p>
          </table:table-cell>
          <table:table-cell table:style-name="Table1.E1" office:value-type="string">
            <text:p text:style-name="P3">T</text:p>
          </table:table-cell>
        </table:table-row>
      </table:table>
      <text:p text:style-name="First_20_paragraph"/>
      <text:p text:style-name="P11">Since the two statements do <text:span text:style-name="T2">not</text:span> have the same values in the truth table above, they are <text:span text:style-name="T2">not</text:span> tautologies and therefore <text:span text:style-name="T2">not</text:span> logically equivalent.</text:p>
      <text:p text:style-name="P5"/>
      <text:p text:style-name="P25">p ⇒ (q ⇒ r) ≡ (p ∧ q) ⇒ r </text:p>
      <text:p text:style-name="P25">p ⇒ (q ⇒ r) ⇔ (p ∧ q) ⇒ r</text:p>
      <text:p text:style-name="P5"/>
      <table:table table:name="Table2" table:style-name="Table2">
        <table:table-column table:style-name="Table2.A" table:number-columns-repeated="6"/>
        <table:table-column table:style-name="Table2.G"/>
        <table:table-header-rows>
          <table:table-row>
            <table:table-cell table:style-name="Table2.A1" office:value-type="string">
              <text:p text:style-name="P2">p</text:p>
            </table:table-cell>
            <table:table-cell table:style-name="Table2.A1" office:value-type="string">
              <text:p text:style-name="P2">q</text:p>
            </table:table-cell>
            <table:table-cell table:style-name="Table2.A1" office:value-type="string">
              <text:p text:style-name="P2">r</text:p>
            </table:table-cell>
            <table:table-cell table:style-name="Table2.A1" office:value-type="string">
              <text:p text:style-name="P2">(q⇒r)</text:p>
            </table:table-cell>
            <table:table-cell table:style-name="Table2.E1" office:value-type="string">
              <text:p text:style-name="P2">p⇒(q⇒r)</text:p>
            </table:table-cell>
            <table:table-cell table:style-name="Table2.A1" office:value-type="string">
              <text:p text:style-name="P2">(p∧q)</text:p>
            </table:table-cell>
            <table:table-cell table:style-name="Table2.E1" office:value-type="string">
              <text:p text:style-name="P2">(p∧q)⇒r</text:p>
            </table:table-cell>
          </table:table-row>
        </table:table-header-rows>
        <table:table-row>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T</text:p>
          </table:table-cell>
          <table:table-cell table:style-name="Table2.E1" office:value-type="string">
            <text:p text:style-name="P3">T</text:p>
          </table:table-cell>
          <table:table-cell table:style-name="Table2.A1" office:value-type="string">
            <text:p text:style-name="P3">T</text:p>
          </table:table-cell>
          <table:table-cell table:style-name="Table2.E1" office:value-type="string">
            <text:p text:style-name="P3">T</text:p>
          </table:table-cell>
        </table:table-row>
        <table:table-row>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F</text:p>
          </table:table-cell>
          <table:table-cell table:style-name="Table2.A1" office:value-type="string">
            <text:p text:style-name="P17">F</text:p>
          </table:table-cell>
          <table:table-cell table:style-name="Table2.E1" office:value-type="string">
            <text:p text:style-name="P21">F</text:p>
          </table:table-cell>
          <table:table-cell table:style-name="Table2.A1" office:value-type="string">
            <text:p text:style-name="P3">T</text:p>
          </table:table-cell>
          <table:table-cell table:style-name="Table2.E1" office:value-type="string">
            <text:p text:style-name="P20">F</text:p>
          </table:table-cell>
        </table:table-row>
        <table:table-row>
          <table:table-cell table:style-name="Table2.A1" office:value-type="string">
            <text:p text:style-name="P3">T</text:p>
          </table:table-cell>
          <table:table-cell table:style-name="Table2.A1" office:value-type="string">
            <text:p text:style-name="P3">F</text:p>
          </table:table-cell>
          <table:table-cell table:style-name="Table2.A1" office:value-type="string">
            <text:p text:style-name="P3">T</text:p>
          </table:table-cell>
          <table:table-cell table:style-name="Table2.A1" office:value-type="string">
            <text:p text:style-name="P3">T</text:p>
          </table:table-cell>
          <table:table-cell table:style-name="Table2.E1" office:value-type="string">
            <text:p text:style-name="P3">T</text:p>
          </table:table-cell>
          <table:table-cell table:style-name="Table2.A1" office:value-type="string">
            <text:p text:style-name="P3">F</text:p>
          </table:table-cell>
          <table:table-cell table:style-name="Table2.E1" office:value-type="string">
            <text:p text:style-name="P17">T</text:p>
          </table:table-cell>
        </table:table-row>
        <table:table-row>
          <table:table-cell table:style-name="Table2.A1" office:value-type="string">
            <text:p text:style-name="P3">T</text:p>
          </table:table-cell>
          <table:table-cell table:style-name="Table2.A1" office:value-type="string">
            <text:p text:style-name="P3">F</text:p>
          </table:table-cell>
          <table:table-cell table:style-name="Table2.A1" office:value-type="string">
            <text:p text:style-name="P3">F</text:p>
          </table:table-cell>
          <table:table-cell table:style-name="Table2.A1" office:value-type="string">
            <text:p text:style-name="P17">T</text:p>
          </table:table-cell>
          <table:table-cell table:style-name="Table2.E1" office:value-type="string">
            <text:p text:style-name="P17">T</text:p>
          </table:table-cell>
          <table:table-cell table:style-name="Table2.A1" office:value-type="string">
            <text:p text:style-name="P3">F</text:p>
          </table:table-cell>
          <table:table-cell table:style-name="Table2.E1" office:value-type="string">
            <text:p text:style-name="P17">T</text:p>
          </table:table-cell>
        </table:table-row>
        <table:table-row>
          <table:table-cell table:style-name="Table2.A1" office:value-type="string">
            <text:p text:style-name="P3">F</text:p>
          </table:table-cell>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T</text:p>
          </table:table-cell>
          <table:table-cell table:style-name="Table2.E1" office:value-type="string">
            <text:p text:style-name="P17">T</text:p>
          </table:table-cell>
          <table:table-cell table:style-name="Table2.A1" office:value-type="string">
            <text:p text:style-name="P3">F</text:p>
          </table:table-cell>
          <table:table-cell table:style-name="Table2.E1" office:value-type="string">
            <text:p text:style-name="P17">T</text:p>
          </table:table-cell>
        </table:table-row>
        <table:table-row>
          <table:table-cell table:style-name="Table2.A1" office:value-type="string">
            <text:p text:style-name="P3">F</text:p>
          </table:table-cell>
          <table:table-cell table:style-name="Table2.A1" office:value-type="string">
            <text:p text:style-name="P3">T</text:p>
          </table:table-cell>
          <table:table-cell table:style-name="Table2.A1" office:value-type="string">
            <text:p text:style-name="P3">F</text:p>
          </table:table-cell>
          <table:table-cell table:style-name="Table2.A1" office:value-type="string">
            <text:p text:style-name="P17">F</text:p>
          </table:table-cell>
          <table:table-cell table:style-name="Table2.E1" office:value-type="string">
            <text:p text:style-name="P17">T</text:p>
          </table:table-cell>
          <table:table-cell table:style-name="Table2.A1" office:value-type="string">
            <text:p text:style-name="P3">F</text:p>
          </table:table-cell>
          <table:table-cell table:style-name="Table2.E1" office:value-type="string">
            <text:p text:style-name="P3">T</text:p>
          </table:table-cell>
        </table:table-row>
        <table:table-row>
          <table:table-cell table:style-name="Table2.A1" office:value-type="string">
            <text:p text:style-name="P3">F</text:p>
          </table:table-cell>
          <table:table-cell table:style-name="Table2.A1" office:value-type="string">
            <text:p text:style-name="P3">F</text:p>
          </table:table-cell>
          <table:table-cell table:style-name="Table2.A1" office:value-type="string">
            <text:p text:style-name="P3">T</text:p>
          </table:table-cell>
          <table:table-cell table:style-name="Table2.A1" office:value-type="string">
            <text:p text:style-name="P3">T</text:p>
          </table:table-cell>
          <table:table-cell table:style-name="Table2.E1" office:value-type="string">
            <text:p text:style-name="P17">T</text:p>
          </table:table-cell>
          <table:table-cell table:style-name="Table2.A1" office:value-type="string">
            <text:p text:style-name="P3">F</text:p>
          </table:table-cell>
          <table:table-cell table:style-name="Table2.E1" office:value-type="string">
            <text:p text:style-name="P17">T</text:p>
          </table:table-cell>
        </table:table-row>
        <table:table-row>
          <table:table-cell table:style-name="Table2.A1" office:value-type="string">
            <text:p text:style-name="P3">F</text:p>
          </table:table-cell>
          <table:table-cell table:style-name="Table2.A1" office:value-type="string">
            <text:p text:style-name="P3">F</text:p>
          </table:table-cell>
          <table:table-cell table:style-name="Table2.A1" office:value-type="string">
            <text:p text:style-name="P3">F</text:p>
          </table:table-cell>
          <table:table-cell table:style-name="Table2.A1" office:value-type="string">
            <text:p text:style-name="P17">T</text:p>
          </table:table-cell>
          <table:table-cell table:style-name="Table2.E1" office:value-type="string">
            <text:p text:style-name="P3">T</text:p>
          </table:table-cell>
          <table:table-cell table:style-name="Table2.A1" office:value-type="string">
            <text:p text:style-name="P3">F</text:p>
          </table:table-cell>
          <table:table-cell table:style-name="Table2.E1" office:value-type="string">
            <text:p text:style-name="P3">T</text:p>
          </table:table-cell>
        </table:table-row>
      </table:table>
      <text:p text:style-name="P23"/>
      <text:p text:style-name="P9">Since the two statements do have the same values in the truth table above, they are <text:s/>tautologies and therefore logically equivalent.</text:p>
      <text:p text:style-name="P23"/>
      <text:p text:style-name="P23"/>
      <text:p text:style-name="P23"/>
      <text:p text:style-name="P23"/>
      <text:p text:style-name="P23"/>
      <text:p text:style-name="P23"/>
      <text:p text:style-name="P23"><text:soft-page-break/></text:p>
      <text:p text:style-name="P23">2.2 48, 49. In 48 and 49, (a) use the logical equivalencies p =⇒ q ≡¬p∨q and p ⇐⇒ q ≡ (¬p∨q)∧(¬q ∨p) to rewrite the given statement forms without using the symbols =⇒ or ⇐⇒ , and (b) use the logical equivalence p∨q ≡¬(¬p∧¬q) to rewrite each statement using only ∧ and ¬.</text:p>
      <text:p text:style-name="P23"/>
      <text:p text:style-name="P8">48)</text:p>
      <text:p text:style-name="P23">p ∨ ¬q ⇒ r ∨ q</text:p>
      <text:p text:style-name="P6"><text:span text:style-name="T2">¬(p ∨ ¬q) ∨ (r ∨ q)</text:span></text:p>
      <text:p text:style-name="P23"/>
      <text:p text:style-name="P24">49)</text:p>
      <text:p text:style-name="P23">(p ⇒ r) ⇔ ( q ⇒ r)</text:p>
      <text:p text:style-name="P6">¬p ∨ r ⇔ ¬q ∨ r</text:p>
      <text:p text:style-name="P6"><text:span text:style-name="T2">(¬(¬p ∨ r) ∨ (¬q ∨ r)) ∧ (¬(¬q ∨ r) ∨ (¬p ∨ r))</text:span></text:p>
      <text:p text:style-name="P7"><text:span text:style-name="T2"/></text:p>
      <text:p text:style-name="P7"><text:span text:style-name="T2">38. You are visiting the island described in Example 2.3.14, whose natives consist of knights and knaves.</text:span></text:p>
      <text:p text:style-name="P6">38c. You encounter natives E and F.<text:line-break/>E says: F is a knave. <text:line-break/>F says: E is a knave.<text:line-break/>How many knaves are there?</text:p>
      <text:p text:style-name="Text_20_body"><text:span text:style-name="Strong_20_Emphasis"><text:span text:style-name="T3">There is one knave.</text:span></text:span><text:span text:style-name="T3"><text:line-break/>Let’s suppose E is a knave<text:line-break/>∴what E says is false<text:line-break/>∴F is a knight</text:span></text:p>
      <text:p text:style-name="P6">And let’s suppose F is a knight<text:line-break/>∴what F says is true <text:line-break/>∴E is a knave</text:p>
      <text:p text:style-name="P6">If both E and F were knaves, both would be liars and ∴ both would be knights. This is a contradiction.</text:p>
      <text:p text:style-name="P6">If both E and F were knights, both would tell the truth and ∴ both would be knaves. This is a contradiction.</text:p>
      <text:p text:style-name="P6">38d. Finally, you meet a group of six natives, U,V,W,X,Y, and Z, who speak to you as follows: U says: None of us is a knight. V says: At least three of us are knights. W says: At most three of us are knights. X says: Exactly ﬁve of us are knights. Y says: Exactly two of us are knights. Z says: Exactly one of us is a knight. Which are knights and which are knaves?</text:p>
      <text:p text:style-name="Text_20_body"><text:span text:style-name="Strong_20_Emphasis"><text:span text:style-name="T3">W and Y are the two knights.</text:span></text:span><text:span text:style-name="T3"><text:line-break/>Let’s suppose W is a knight<text:line-break/>∴what E says is false<text:line-break/>∴F is a knight</text:span></text:p>
      <text:p text:style-name="P6">And let’s suppose Y is a knight<text:line-break/><text:soft-page-break/>∴what F says is true <text:line-break/>∴E is a knave</text:p>
      <text:p text:style-name="P6">If V is a knight, then V would tell the truth and ∴ none are knights. This is a contradiction.</text:p>
      <text:p text:style-name="P6">If X is a knight, then X would tell the truth and ∴ exactly 5 are knights. ∴ Every one of them would express the same thought – that there are 5 knights. No other person does so. This is a contradiction.</text:p>
      <text:p text:style-name="P6">If Z is a knight, then Z would tell the truth and ∴ one of them is a knight. This would mean W is telling the truth as well, which would require two knights in total. This is a contradiction.</text:p>
      <text:p text:style-name="P6"/>
      <text:p text:style-name="P6"/>
      <text:p text:style-name="P10">40. Sharky, a leader of the underworld, was killed by one of his own band of four henchmen. Detective Sharp interviewed the men and determined that all were lying except for one. He deduced who killed Sharky on the basis of the following statements:</text:p>
      <text:p text:style-name="P6">Socko: Lefty killed Sharky. <text:line-break/>Fats: Muscles didn’t kill Sharky. <text:line-break/>Lefty: Muscles was shooting craps with Socko when Sharky was knocked oﬀ. <text:line-break/>Muscles: Lefty didn’t kill Sharky. Who killed Sharky?</text:p>
      <text:p text:style-name="Text_20_body"><text:span text:style-name="Strong_20_Emphasis"><text:span text:style-name="T3">Muscles is telling the truth: ∴ Muslces killed Sharky</text:span></text:span></text:p>
      <text:p text:style-name="Text_20_body"><text:span text:style-name="T3">1a) </text:span><text:span text:style-name="Strong_20_Emphasis"><text:span text:style-name="T3">If Socko is telling the truth, then Lefty killed Sharky</text:span></text:span><text:span text:style-name="T3"><text:line-break/>1b) ∴ Lefty is lying and Muscles was not shooting craps with Socko when Sharky was knocked off<text:line-break/>1c) ∴ Fats is lying and Muscles killed Sharky </text:span><text:span text:style-name="Emphasis"><text:span text:style-name="T3">CONTRADICTION with 1a and 1d</text:span></text:span><text:span text:style-name="T3"><text:line-break/>1d) ∴ Muscles is lying and Lefty did kill Sharky </text:span></text:p>
      <text:p text:style-name="Text_20_body"><text:span text:style-name="T3">2a) </text:span><text:span text:style-name="Strong_20_Emphasis"><text:span text:style-name="T3">If Fats is telling the truth, then Muscles didn’t kill Sharky</text:span></text:span><text:span text:style-name="T3"><text:line-break/>2b) ∴ Socko is lying and Lefty did not kill Sharky<text:line-break/>2c) ∴ Lefty is lying and Muscles was not shooting craps with Socko when Sharky was knocked off<text:line-break/>2d) ∴ Muscles is lying and Lefty did kill Sharky </text:span><text:span text:style-name="Emphasis"><text:span text:style-name="T3">CONTRADICTION with 2b</text:span></text:span></text:p>
      <text:p text:style-name="Text_20_body"><text:span text:style-name="T3">3a) </text:span><text:span text:style-name="Strong_20_Emphasis"><text:span text:style-name="T3">If Lefty is telling the truth, then Muscles was shooting craps with Socko when Sharky was knocked off</text:span></text:span><text:span text:style-name="T3"><text:line-break/>3b) ∴ Socko is lying and Lefty did not kill Sharky<text:line-break/>3c) ∴ Fats is lying and Muscles killed Sharky </text:span><text:span text:style-name="Emphasis"><text:span text:style-name="T3">CONTRADICTION with 3a</text:span></text:span><text:span text:style-name="T3"><text:line-break/>3d) ∴ Muscles is lying and Lefty did kill Sharky</text:span></text:p>
      <text:p text:style-name="Text_20_body"><text:span text:style-name="T3">4a) </text:span><text:span text:style-name="Strong_20_Emphasis"><text:span text:style-name="T3">If Muscles is telling the truth, then Lefty didn’t kill Sharky.</text:span></text:span><text:span text:style-name="T3"><text:line-break/>4b) ∴ Socko is lying and Lefty did not kill Sharky<text:line-break/>4c) ∴ Lefty is lying and Muscles was not shooting craps with Socko when Sharky was knocked off<text:line-break/>4d) ∴ Fats is lying and Muscles killed Sharky </text:span></text:p>
      <text:p text:style-name="Text_20_body"><text:span text:style-name="Strong_20_Emphasis"><text:span text:style-name="T3">∴ 4d is the only logically true statement</text:span></text:span><text:span text:style-name="T3"><text:line-break/></text:span><text:span text:style-name="Strong_20_Emphasis"><text:span text:style-name="T3">∴ Muscles killed Sharky</text:span></text:span></text:p>
      <text:p text:style-name="P6"><text:span text:style-name="T2"/></text:p>
      <text:p text:style-name="Text_20_body"><text:span text:style-name="T2"/></text:p>
      <text:p text:style-name="Preformatted_20_Text"><text:soft-page-break/></text:p>
      <text:p text:style-name="Preformatted_20_Text"/>
      <text:p text:style-name="Preformatted_20_Text"/>
      <text:p text:style-name="P4"><text:span text:style-name="T1">43, 44. In 41-44, a set of premises and a conclusion are given. Use the valid argument forms listed in Table 2.3.1 to deduce the conclusion from the premises, giving a reason for each step as in Example 2.3.8. Assume all variables are statement variables.</text:span></text:p>
      <text:p text:style-name="Preformatted_20_Text"/>
      <text:p text:style-name="Preformatted_20_Text">43. </text:p>
      <text:p text:style-name="Preformatted_20_Text">a. ¬p ⇒ r ∧ ¬s</text:p>
      <text:p text:style-name="Preformatted_20_Text">b. t ⇒ s</text:p>
      <text:p text:style-name="Preformatted_20_Text">c. u ⇒ ¬p</text:p>
      <text:p text:style-name="Preformatted_20_Text">d. ¬w</text:p>
      <text:p text:style-name="Preformatted_20_Text">e. u ∨ w</text:p>
      <text:p text:style-name="Preformatted_20_Text">f. ∴ ¬t <text:s text:c="11"/></text:p>
      <text:p text:style-name="Preformatted_20_Text"/>
      <text:p text:style-name="Preformatted_20_Text"/>
      <text:p text:style-name="Preformatted_20_Text">1) <text:s/>u ∨ w <text:s text:c="6"/>by (e)</text:p>
      <text:p text:style-name="Preformatted_20_Text"><text:s text:c="4"/>¬w <text:s text:c="9"/>by (d)</text:p>
      <text:p text:style-name="Preformatted_20_Text"><text:s text:c="4"/>∴ u <text:s text:c="8"/>by elimination</text:p>
      <text:p text:style-name="Preformatted_20_Text"/>
      <text:p text:style-name="Preformatted_20_Text">2) <text:s/>u ⇒ ¬p <text:s text:c="5"/>by (c)</text:p>
      <text:p text:style-name="Preformatted_20_Text"><text:s text:c="4"/>u <text:s text:c="10"/>by conclusion of (1)</text:p>
      <text:p text:style-name="Preformatted_20_Text"><text:s text:c="4"/>∴ ¬p <text:s text:c="7"/>by modus ponens</text:p>
      <text:p text:style-name="Preformatted_20_Text"/>
      <text:p text:style-name="Preformatted_20_Text">3) <text:s/>¬p ⇒ r ∧ ¬s by (a)</text:p>
      <text:p text:style-name="Preformatted_20_Text"><text:s text:c="4"/>¬p <text:s text:c="9"/>by conclusion of (2)</text:p>
      <text:p text:style-name="Preformatted_20_Text"><text:s text:c="4"/>∴ r ∧ ¬s <text:s text:c="3"/>by modus ponens</text:p>
      <text:p text:style-name="Preformatted_20_Text"/>
      <text:p text:style-name="Preformatted_20_Text">4) <text:s/>t ⇒ s <text:s text:c="6"/>by (b)</text:p>
      <text:p text:style-name="Preformatted_20_Text"><text:s text:c="4"/>¬s <text:s text:c="9"/>by conclusion of (3)</text:p>
      <text:p text:style-name="Preformatted_20_Text"><text:s text:c="4"/>∴ ¬t <text:s text:c="7"/>by modus tollens</text:p>
      <text:p text:style-name="Preformatted_20_Text"/>
      <text:p text:style-name="Preformatted_20_Text"/>
      <text:p text:style-name="Preformatted_20_Text"/>
      <text:p text:style-name="Preformatted_20_Text">44.</text:p>
      <text:p text:style-name="Preformatted_20_Text">a. p ⇒ q</text:p>
      <text:p text:style-name="Preformatted_20_Text">b. r ∨ s</text:p>
      <text:p text:style-name="Preformatted_20_Text">c. ¬s ⇒ ¬t</text:p>
      <text:p text:style-name="Preformatted_20_Text">d. ¬q ∨ s</text:p>
      <text:p text:style-name="Preformatted_20_Text">e. ¬s</text:p>
      <text:p text:style-name="Preformatted_20_Text">f. ¬p ∧ r ⇒ u </text:p>
      <text:p text:style-name="Preformatted_20_Text">g. w ∨ t</text:p>
      <text:p text:style-name="Preformatted_20_Text">h. ∴ u ∧ w <text:s text:c="5"/></text:p>
      <text:p text:style-name="Preformatted_20_Text"/>
      <text:p text:style-name="Preformatted_20_Text"/>
      <text:p text:style-name="Preformatted_20_Text">1) <text:s/>¬q ∨ s <text:s text:c="5"/>by (d)</text:p>
      <text:p text:style-name="Preformatted_20_Text"><text:s text:c="4"/>¬s <text:s text:c="9"/>by (e)</text:p>
      <text:p text:style-name="Preformatted_20_Text"><text:s text:c="4"/>∴ ¬q <text:s text:c="7"/>by elimiation</text:p>
      <text:p text:style-name="Preformatted_20_Text"/>
      <text:p text:style-name="Preformatted_20_Text">2) <text:s/>p ⇒ q <text:s text:c="6"/>by (a)</text:p>
      <text:p text:style-name="Preformatted_20_Text"><text:s text:c="4"/>¬q <text:s text:c="9"/>by conclusion of (1)</text:p>
      <text:p text:style-name="Preformatted_20_Text"><text:s text:c="4"/>∴ ¬p <text:s text:c="7"/>by modus tollens</text:p>
      <text:p text:style-name="Preformatted_20_Text"/>
      <text:p text:style-name="Preformatted_20_Text"><text:soft-page-break/>3) <text:s/>r ∨ s <text:s text:c="6"/>by (b)</text:p>
      <text:p text:style-name="Preformatted_20_Text"><text:s text:c="4"/>¬s <text:s text:c="9"/>by (e)</text:p>
      <text:p text:style-name="Preformatted_20_Text"><text:s text:c="4"/>∴ r <text:s text:c="8"/>by elimination</text:p>
      <text:p text:style-name="Preformatted_20_Text"/>
      <text:p text:style-name="Preformatted_20_Text">4) <text:s/>¬p ∧ r ⇒ u <text:s/>by (f)</text:p>
      <text:p text:style-name="Preformatted_20_Text"><text:s text:c="4"/>¬p ∧ r <text:s text:c="5"/>by conclusions of (2) and (3)</text:p>
      <text:p text:style-name="Preformatted_20_Text"><text:s text:c="4"/>∴ u <text:s text:c="8"/>by modus ponens</text:p>
      <text:p text:style-name="Preformatted_20_Text"/>
      <text:p text:style-name="Preformatted_20_Text">5) <text:s/>¬s ⇒ ¬t <text:s text:c="4"/>by (c)</text:p>
      <text:p text:style-name="Preformatted_20_Text"><text:s text:c="4"/>¬s <text:s text:c="9"/>by (e)</text:p>
      <text:p text:style-name="Preformatted_20_Text"><text:s text:c="4"/>∴ ¬t <text:s text:c="7"/>by modus ponnens</text:p>
      <text:p text:style-name="Preformatted_20_Text"/>
      <text:p text:style-name="Preformatted_20_Text">6) <text:s/>w ∨ t <text:s text:c="6"/>by (g)</text:p>
      <text:p text:style-name="Preformatted_20_Text"><text:s text:c="4"/>¬t <text:s text:c="9"/>by conclusion of (5)</text:p>
      <text:p text:style-name="Preformatted_20_Text"><text:s text:c="4"/>∴ w <text:s text:c="8"/>by elimintion</text:p>
      <text:p text:style-name="Preformatted_20_Text"/>
      <text:p text:style-name="Preformatted_20_Text">7) <text:s/>u <text:s text:c="10"/>by conclusion of (4)</text:p>
      <text:p text:style-name="Preformatted_20_Text"><text:s text:c="4"/>w <text:s text:c="10"/>by conclusion of (6)</text:p>
      <text:p text:style-name="Preformatted_20_Text"><text:s text:c="4"/>∴ u ∧ w <text:s text:c="4"/>by conjunctio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1-16T04:18:05.449986662</dc:date>
    <meta:editing-duration>PT21M28S</meta:editing-duration>
    <meta:editing-cycles>4</meta:editing-cycles>
    <meta:generator>LibreOffice/5.1.4.2$Linux_X86_64 LibreOffice_project/10m0$Build-2</meta:generator>
    <meta:document-statistic meta:table-count="2" meta:image-count="0" meta:object-count="0" meta:page-count="6" meta:paragraph-count="246" meta:word-count="1529" meta:character-count="7375" meta:non-whitespace-character-count="5212"/>
  </office:meta>
</office:document-meta>
</file>